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chain of approval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chain of approval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4" office:value-type="string" calcext:value-type="string">
            <text:p>structurize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4" office:value-type="string" calcext:value-type="string">
            <text:p>structurize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structurize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phrases</text:p>
          </table:table-cell>
          <table:table-cell table:style-name="ce14" office:value-type="string" calcext:value-type="string">
            <text:p>WC is needed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phrases</text:p>
          </table:table-cell>
          <table:table-cell table:style-name="ce14" office:value-type="string" calcext:value-type="string">
            <text:p>WC is needed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0T19:59:21.695000000</dc:date>
    <meta:editing-duration>P3DT21H10M7S</meta:editing-duration>
    <meta:editing-cycles>145</meta:editing-cycles>
    <meta:generator>LibreOffice/7.4.2.3$Windows_X86_64 LibreOffice_project/382eef1f22670f7f4118c8c2dd222ec7ad009daf</meta:generator>
    <meta:document-statistic meta:table-count="1" meta:cell-count="903" meta:object-count="0"/>
  </office:meta>
</office:document-meta>
</file>